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95ce"/>
    </style:style>
    <style:style style:name="P2" style:family="paragraph" style:parent-style-name="Standard">
      <style:text-properties officeooo:rsid="000e95ce" officeooo:paragraph-rsid="000e95ce"/>
    </style:style>
    <style:style style:name="P3" style:family="paragraph" style:parent-style-name="Standard">
      <style:text-properties fo:font-size="13pt" officeooo:rsid="000e95ce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1c043" officeooo:paragraph-rsid="0011c043" style:font-size-asian="13pt" style:font-size-complex="13pt"/>
    </style:style>
    <style:style style:name="P5" style:family="paragraph" style:parent-style-name="Standard">
      <style:text-properties fo:font-size="13pt" fo:font-weight="bold" officeooo:rsid="000ff2f4" officeooo:paragraph-rsid="000ff2f4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1c043" officeooo:paragraph-rsid="0011c0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normal" officeooo:rsid="0013b18b" officeooo:paragraph-rsid="0013b18b" style:font-size-asian="13pt" style:font-weight-asian="normal" style:font-size-complex="13pt" style:font-weight-complex="normal"/>
    </style:style>
    <style:style style:name="P9" style:family="paragraph" style:parent-style-name="Standard">
      <style:text-properties officeooo:rsid="0011c043" officeooo:paragraph-rsid="0011c043"/>
    </style:style>
    <style:style style:name="P10" style:family="paragraph" style:parent-style-name="Standard">
      <style:text-properties officeooo:paragraph-rsid="0013b18b"/>
    </style:style>
    <style:style style:name="P11" style:family="paragraph" style:parent-style-name="Standard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3b18b" officeooo:paragraph-rsid="001739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3b18b" officeooo:paragraph-rsid="0017399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399d" officeooo:paragraph-rsid="0017399d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17399d"/>
    </style:style>
    <style:style style:name="P16" style:family="paragraph" style:parent-style-name="Standard">
      <style:text-properties style:font-name="Liberation Serif" fo:font-size="12pt" officeooo:paragraph-rsid="00193d52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93d52" officeooo:paragraph-rsid="00193d52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a74a8" officeooo:paragraph-rsid="001a74a8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dc23a" officeooo:paragraph-rsid="001dc23a" style:font-size-asian="12pt" style:font-size-complex="12pt"/>
    </style:style>
    <style:style style:name="P20" style:family="paragraph" style:parent-style-name="Standard">
      <style:text-properties style:font-name="Liberation Serif" fo:font-size="13pt" fo:font-weight="bold" officeooo:rsid="001dc23a" officeooo:paragraph-rsid="001dc23a" style:font-size-asian="13pt" style:font-weight-asian="bold" style:font-size-complex="13pt" style:font-weight-complex="bold"/>
    </style:style>
    <style:style style:name="P21" style:family="paragraph" style:parent-style-name="Standard">
      <style:text-properties officeooo:paragraph-rsid="001a74a8"/>
    </style:style>
    <style:style style:name="P22" style:family="paragraph" style:parent-style-name="Standard">
      <style:paragraph-properties fo:text-align="justify" style:justify-single-word="false"/>
      <style:text-properties officeooo:paragraph-rsid="001a74a8"/>
    </style:style>
    <style:style style:name="P23" style:family="paragraph" style:parent-style-name="Standard">
      <style:text-properties fo:font-size="13pt" fo:font-weight="bold" officeooo:rsid="000ff2f4" officeooo:paragraph-rsid="0013b18b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fo:font-size="13pt" fo:font-weight="bold" officeooo:rsid="000ff2f4" officeooo:paragraph-rsid="0013b18b" style:font-size-asian="13pt" style:font-weight-asian="bold" style:font-size-complex="13pt" style:font-weight-complex="bold"/>
    </style:style>
    <style:style style:name="P25" style:family="paragraph" style:parent-style-name="Standard" style:list-style-name="L2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26" style:family="paragraph" style:parent-style-name="Standard" style:list-style-name="L3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27" style:family="paragraph" style:parent-style-name="Standard" style:list-style-name="L4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text-properties officeooo:rsid="001b6a52" officeooo:paragraph-rsid="000ff2f4"/>
    </style:style>
    <style:style style:name="P29" style:family="paragraph" style:parent-style-name="Standard" style:list-style-name="L1">
      <style:text-properties officeooo:rsid="000ff2f4" officeooo:paragraph-rsid="0013b18b"/>
    </style:style>
    <style:style style:name="P30" style:family="paragraph" style:parent-style-name="Standard" style:list-style-name="L1">
      <style:text-properties officeooo:rsid="000ff2f4" officeooo:paragraph-rsid="000ff2f4"/>
    </style:style>
    <style:style style:name="P31" style:family="paragraph" style:parent-style-name="Standard" style:list-style-name="L1">
      <style:text-properties officeooo:rsid="0011c043" officeooo:paragraph-rsid="0011c043"/>
    </style:style>
    <style:style style:name="P32" style:family="paragraph" style:parent-style-name="Standard" style:list-style-name="L1">
      <style:text-properties fo:font-size="12pt" fo:font-weight="normal" officeooo:rsid="0011c043" officeooo:paragraph-rsid="0011c04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7399d" officeooo:paragraph-rsid="0013b18b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7399d" officeooo:paragraph-rsid="0017399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bold" officeooo:rsid="00193d52" officeooo:paragraph-rsid="0013b18b" style:font-size-asian="12pt" style:font-weight-asian="bold" style:font-size-complex="12pt" style:font-weight-complex="bold"/>
    </style:style>
    <style:style style:name="T1" style:family="text">
      <style:text-properties officeooo:rsid="000e95c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3d52" style:font-weight-asian="bold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e95ce" style:font-size-asian="13pt" style:font-weight-asian="bold" style:font-size-complex="13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officeooo:rsid="001f30d8" style:font-size-asian="13pt" style:font-weight-asian="bold" style:font-size-complex="13pt" style:font-weight-complex="bold"/>
    </style:style>
    <style:style style:name="T8" style:family="text">
      <style:text-properties officeooo:rsid="000ff2f4"/>
    </style:style>
    <style:style style:name="T9" style:family="text">
      <style:text-properties officeooo:rsid="0011c043"/>
    </style:style>
    <style:style style:name="T10" style:family="text">
      <style:text-properties officeooo:rsid="0013b18b"/>
    </style:style>
    <style:style style:name="T11" style:family="text">
      <style:text-properties officeooo:rsid="0017399d"/>
    </style:style>
    <style:style style:name="T12" style:family="text">
      <style:text-properties officeooo:rsid="001a74a8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officeooo:rsid="001b6a52"/>
    </style:style>
    <style:style style:name="T15" style:family="text">
      <style:text-properties officeooo:rsid="001cc469"/>
    </style:style>
    <style:style style:name="T16" style:family="text">
      <style:text-properties officeooo:rsid="001dc23a"/>
    </style:style>
    <style:style style:name="T17" style:family="text">
      <style:text-properties officeooo:rsid="001fbb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Simon FERNANDES</text:span><text:tab/><text:tab/><text:tab/>Compte-rendu TP<text:span text:style-name="T17">2<text:tab/> <text:s text:c="10"/></text:span><text:tab/> <text:s text:c="9"/><text:span text:style-name="T14">08/11/2017</text:span></text:p>
      <text:p text:style-name="P4"/>
      <text:p text:style-name="P1"/>
      <text:p text:style-name="P2"><text:span text:style-name="T5">Séance </text:span><text:span text:style-name="T7">2</text:span><text:span text:style-name="T5"> :</text:span> 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43:40.740627000</meta:creation-date>
    <dc:date>2017-11-29T13:31:39.222732524</dc:date>
    <meta:editing-duration>PT42M2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8" meta:character-count="78" meta:non-whitespace-character-count="47"/>
  </office:meta>
</office:document-meta>
</file>